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0000000BA51F12D7CC7784F21.png" manifest:media-type="image/png"/>
  <manifest:file-entry manifest:full-path="Pictures/100000010000038200000056484A568051E8CC7D.png" manifest:media-type="image/png"/>
  <manifest:file-entry manifest:full-path="Pictures/1000000100000383000000F8396F32FF6DABDF62.png" manifest:media-type="image/png"/>
  <manifest:file-entry manifest:full-path="Pictures/100000010000038B0000007999BBA3788DF294FE.png" manifest:media-type="image/png"/>
  <manifest:file-entry manifest:full-path="Pictures/10000001000003660000037A005731799776188F.png" manifest:media-type="image/png"/>
  <manifest:file-entry manifest:full-path="Pictures/100000010000034E0000001E0F7612D8BAD20A67.png" manifest:media-type="image/png"/>
  <manifest:file-entry manifest:full-path="Pictures/10000001000003AF00000097394386C9708D699B.png" manifest:media-type="image/png"/>
  <manifest:file-entry manifest:full-path="Pictures/1000000100000393000001BC8A2A31C10B9D6AC0.png" manifest:media-type="image/png"/>
  <manifest:file-entry manifest:full-path="Pictures/10000001000003940000010591365541CC0F471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20pt" style:text-underline-style="solid" style:text-underline-width="auto" style:text-underline-color="font-color" fo:font-weight="bold" officeooo:rsid="000a91c8" officeooo:paragraph-rsid="000a91c8" style:font-size-asian="20pt" style:font-weight-asian="bold" style:font-size-complex="20pt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bold" officeooo:rsid="000a91c8" officeooo:paragraph-rsid="000a91c8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bold" officeooo:rsid="000a91c8" officeooo:paragraph-rsid="000a91c8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bold" officeooo:rsid="0023822f" officeooo:paragraph-rsid="0023822f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fo:font-weight="bold" officeooo:rsid="0023d426" officeooo:paragraph-rsid="0023d426" style:font-size-asian="12.25pt" style:font-weight-asian="bold" style:font-size-complex="14pt" style:font-weight-complex="bold"/>
    </style:style>
    <style:style style:name="P6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bold" officeooo:rsid="0023d426" officeooo:paragraph-rsid="0023d426" style:font-size-asian="12.25pt" style:font-weight-asian="bold" style:font-size-complex="14pt" style:font-weight-complex="bold"/>
    </style:style>
    <style:style style:name="P7" style:family="paragraph" style:parent-style-name="Standard" style:list-style-name="L3">
      <style:paragraph-properties fo:text-align="start" style:justify-single-word="false"/>
      <style:text-properties fo:font-size="14pt" style:text-underline-style="none" fo:font-weight="bold" officeooo:rsid="0023d426" officeooo:paragraph-rsid="0023d426" style:font-size-asian="12.25pt" style:font-weight-asian="bold" style:font-size-complex="14pt" style:font-weight-complex="bold"/>
    </style:style>
    <style:style style:name="P8" style:family="paragraph" style:parent-style-name="Standard" style:list-style-name="L4">
      <style:paragraph-properties fo:text-align="start" style:justify-single-word="false"/>
      <style:text-properties fo:font-size="14pt" style:text-underline-style="none" fo:font-weight="bold" officeooo:rsid="0023d426" officeooo:paragraph-rsid="0023d426" style:font-size-asian="12.25pt" style:font-weight-asian="bold" style:font-size-complex="14pt" style:font-weight-complex="bold"/>
    </style:style>
    <style:style style:name="T1" style:family="text">
      <style:text-properties officeooo:rsid="0023822f"/>
    </style:style>
    <style:style style:name="T2" style:family="text">
      <style:text-properties officeooo:rsid="00243ef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484in" fo:text-indent="-0.25in" fo:margin-left="0.5484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984in" fo:text-indent="-0.25in" fo:margin-left="0.7984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0484in" fo:text-indent="-0.25in" fo:margin-left="1.0484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984in" fo:text-indent="-0.25in" fo:margin-left="1.2984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484in" fo:text-indent="-0.25in" fo:margin-left="1.5484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984in" fo:text-indent="-0.25in" fo:margin-left="1.7984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0484in" fo:text-indent="-0.25in" fo:margin-left="2.0484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984in" fo:text-indent="-0.25in" fo:margin-left="2.2984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484in" fo:text-indent="-0.25in" fo:margin-left="2.5484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984in" fo:text-indent="-0.25in" fo:margin-left="2.7984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Exercice 1 : </text:p>
      <text:p text:style-name="P1"/>
      <text:p text:style-name="P1"/>
      <text:list xml:id="list2143883313" text:style-name="L1">
        <text:list-item>
          <text:p text:style-name="P2">Chroot , <text:span text:style-name="T1">skopeo et umoci</text:span>: </text:p>
        </text:list-item>
      </text:list>
      <text:p text:style-name="P3"/>
      <text:p text:style-name="P3"><draw:frame draw:style-name="fr2" draw:name="Image1" text:anchor-type="char" svg:x="0.1252in" svg:y="0.2602in" svg:width="6.6335in" svg:height="1.8354in" draw:z-index="0"><draw:image xlink:href="Pictures/10000001000003940000010591365541CC0F4713.png" xlink:type="simple" xlink:show="embed" xlink:actuate="onLoad" draw:mime-type="image/png"/></draw:frame><draw:frame draw:style-name="fr2" draw:name="Image2" text:anchor-type="char" svg:x="0.1252in" svg:y="2.3437in" svg:width="6.6335in" svg:height="3.1264in" draw:z-index="1"><draw:image xlink:href="Pictures/1000000100000393000001BC8A2A31C10B9D6AC0.png" xlink:type="simple" xlink:show="embed" xlink:actuate="onLoad" draw:mime-type="image/png"/></draw:frame><draw:frame draw:style-name="fr2" draw:name="Image3" text:anchor-type="char" svg:x="0.1638in" svg:y="6.2291in" svg:width="6.6543in" svg:height="1.0311in" draw:z-index="2"><draw:image xlink:href="Pictures/10000001000003AF00000097394386C9708D699B.png" xlink:type="simple" xlink:show="embed" xlink:actuate="onLoad" draw:mime-type="image/png"/></draw:frame><draw:frame draw:style-name="fr2" draw:name="Image4" text:anchor-type="char" svg:x="0.1429in" svg:y="5.8319in" svg:width="6.6335in" svg:height="0.2583in" draw:z-index="3"><draw:image xlink:href="Pictures/100000010000034E0000001E0F7612D8BAD20A67.png" xlink:type="simple" xlink:show="embed" xlink:actuate="onLoad" draw:mime-type="image/png"/></draw:frame><text:s text:c="219"/></text:p>
      <text:p text:style-name="P4"/>
      <text:p text:style-name="P4"/>
      <text:p text:style-name="P4"/>
      <text:p text:style-name="P4"><draw:frame draw:style-name="fr3" draw:name="Image5" text:anchor-type="char" svg:width="6.6929in" svg:height="6.8465in" draw:z-index="4"><draw:image xlink:href="Pictures/10000001000003660000037A005731799776188F.png" xlink:type="simple" xlink:show="embed" xlink:actuate="onLoad" draw:mime-type="image/png"/></draw:frame><text:soft-page-break/></text:p>
      <text:p text:style-name="P4"><draw:frame draw:style-name="fr2" draw:name="Image6" text:anchor-type="char" svg:x="0in" svg:y="0.6252in" svg:width="6.6929in" svg:height="0.8925in" draw:z-index="5"><draw:image xlink:href="Pictures/100000010000038B0000007999BBA3788DF294FE.png" xlink:type="simple" xlink:show="embed" xlink:actuate="onLoad" draw:mime-type="image/png"/></draw:frame><text:s text:c="160"/></text:p>
      <text:p text:style-name="P4"/>
      <text:p text:style-name="P5"/>
      <text:list xml:id="list2718089540" text:style-name="L2">
        <text:list-item>
          <text:p text:style-name="P6">Proc:</text:p>
        </text:list-item>
      </text:list>
      <text:p text:style-name="P5"/>
      <text:p text:style-name="P5"/>
      <text:p text:style-name="P5"/>
      <text:p text:style-name="P5"><draw:frame draw:style-name="fr3" draw:name="Image7" text:anchor-type="char" svg:width="6.4429in" svg:height="1.7772in" draw:z-index="6"><draw:image xlink:href="Pictures/1000000100000383000000F8396F32FF6DABDF62.png" xlink:type="simple" xlink:show="embed" xlink:actuate="onLoad" draw:mime-type="image/png"/></draw:frame><text:soft-page-break/><text:s text:c="3"/></text:p>
      <text:p text:style-name="P5"/>
      <text:list xml:id="list3517552240" text:style-name="L3">
        <text:list-item>
          <text:p text:style-name="P7">Unshare:</text:p>
        </text:list-item>
      </text:list>
      <text:p text:style-name="P5"><draw:frame draw:style-name="fr2" draw:name="Image8" text:anchor-type="char" svg:x="-0.1in" svg:y="0.1807in" svg:width="6.7957in" svg:height="1.5319in" draw:z-index="7"><draw:image xlink:href="Pictures/1000000100000380000000BA51F12D7CC7784F21.png" xlink:type="simple" xlink:show="embed" xlink:actuate="onLoad" draw:mime-type="image/png"/></draw:frame><text:s text:c="2"/></text:p>
      <text:list xml:id="list707873745" text:style-name="L4">
        <text:list-item>
          <text:p text:style-name="P8">Ne<text:span text:style-name="T2">t:</text:span></text:p>
          <text:p text:style-name="P8"/>
        </text:list-item>
      </text:list>
      <text:p text:style-name="P5"><draw:frame draw:style-name="fr1" draw:name="Image9" text:anchor-type="char" svg:width="6.6929in" svg:height="0.7791in" draw:z-index="8"><draw:image xlink:href="Pictures/100000010000038200000056484A568051E8CC7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7T20:22:03.108744954</meta:creation-date>
    <dc:date>2025-07-07T21:26:36.388417605</dc:date>
    <meta:editing-duration>PT2M12S</meta:editing-duration>
    <meta:editing-cycles>1</meta:editing-cycles>
    <meta:document-statistic meta:table-count="0" meta:image-count="9" meta:object-count="0" meta:page-count="3" meta:paragraph-count="10" meta:word-count="16" meta:character-count="445" meta:non-whitespace-character-count="53"/>
    <meta:generator>LibreOffice/7.3.7.2$Linux_X86_64 LibreOffice_project/30$Build-2</meta:generator>
  </office:meta>
</office:document-meta>
</file>